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3" style:family="paragraph" style:parent-style-name="Preformatted_20_Text">
      <loext:graphic-properties draw:fill="solid" draw:fill-color="#2b2b2b" draw:opacity="100%"/>
      <style:paragraph-properties fo:margin-top="0in" fo:margin-bottom="0.1965in" style:contextual-spacing="false" fo:background-color="#2b2b2b"/>
      <style:text-properties fo:color="#a9b7c6" loext:opacity="100%"/>
    </style:style>
    <style:style style:name="T1" style:family="text">
      <style:text-properties fo:color="#cc7832" loext:opacity="100%"/>
    </style:style>
    <style:style style:name="T2" style:family="text">
      <style:text-properties fo:color="#cc7832" loext:opacity="100%" style:font-name="JetBrains Mono" fo:font-size="9.80000019073486pt"/>
    </style:style>
    <style:style style:name="T3" style:family="text">
      <style:text-properties fo:color="#ffc66d" loext:opacity="100%"/>
    </style:style>
    <style:style style:name="T4" style:family="text">
      <style:text-properties fo:color="#94558d" loext:opacity="100%"/>
    </style:style>
    <style:style style:name="T5" style:family="text">
      <style:text-properties fo:color="#94558d" loext:opacity="100%" style:font-name="JetBrains Mono" fo:font-size="9.80000019073486pt"/>
    </style:style>
    <style:style style:name="T6" style:family="text">
      <style:text-properties style:font-name="JetBrains Mono" fo:font-size="9.80000019073486pt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JetBrains Mono" fo:font-size="9.80000019073486pt"/>
    </style:style>
    <style:style style:name="T9" style:family="text">
      <style:text-properties fo:color="#6a8759" loext:opacity="100%" style:font-name="JetBrains Mono" fo:font-size="9.80000019073486pt"/>
    </style:style>
    <style:style style:name="T10" style:family="text">
      <style:text-properties fo:color="#8888c6" loext:opacity="100%" style:font-name="JetBrains Mono" fo:font-size="9.80000019073486pt"/>
    </style:style>
    <style:style style:name="T11" style:family="text">
      <style:text-properties fo:color="#6897bb" loext:opacity="100%" style:font-name="JetBrains Mono" fo:font-size="9.8000001907348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f </text:span><text:span text:style-name="T3">test_e2e</text:span>(<text:span text:style-name="T4">self</text:span>):</text:p>
      <text:p text:style-name="P2"><text:s text:c="4"/><text:span text:style-name="T8"># call setup method from conftest which also contain the driver, setup is instead of driver</text:span></text:p>
      <text:p text:style-name="P2"><text:span text:style-name="T7"><text:s text:c="4"/></text:span><text:span text:style-name="T5">self</text:span><text:span text:style-name="T6">.driver.find_element_by_css_selector(</text:span><text:span text:style-name="T9">"a[href*='shop']"</text:span><text:span text:style-name="T6">).click()</text:span></text:p>
      <text:p text:style-name="P2"><text:s text:c="4"/><text:span text:style-name="T6">cards = </text:span><text:span text:style-name="T5">self</text:span><text:span text:style-name="T6">.driver.find_elements_by_xpath(</text:span><text:span text:style-name="T9">"//div[@class='card h-100']"</text:span><text:span text:style-name="T6">)</text:span></text:p>
      <text:p text:style-name="P2"><text:s text:c="4"/><text:span text:style-name="T8">#i = -1</text:span></text:p>
      <text:p text:style-name="P2"><text:span text:style-name="T7"><text:s text:c="4"/></text:span><text:span text:style-name="T2">for </text:span><text:span text:style-name="T6">card </text:span><text:span text:style-name="T2">in </text:span><text:span text:style-name="T6">cards:</text:span></text:p>
      <text:p text:style-name="P2"><text:s text:c="8"/><text:span text:style-name="T8">#i = i + 1</text:span></text:p>
      <text:p text:style-name="P2"><text:span text:style-name="T7"><text:s text:c="8"/></text:span><text:span text:style-name="T6">cardText = card.text</text:span></text:p>
      <text:p text:style-name="P2"><text:s text:c="8"/><text:span text:style-name="T10">print</text:span><text:span text:style-name="T6">(cardText)</text:span></text:p>
      <text:p text:style-name="P2"><text:s text:c="8"/><text:span text:style-name="T2">if </text:span><text:span text:style-name="T6">cardText == </text:span><text:span text:style-name="T9">"Blackberry"</text:span><text:span text:style-name="T6">:</text:span></text:p>
      <text:p text:style-name="P2"><text:s text:c="12"/><text:span text:style-name="T8"># add product in the cart</text:span></text:p>
      <text:p text:style-name="P2"><text:span text:style-name="T7"><text:s text:c="12"/></text:span><text:span text:style-name="T6">card.find_element_by_xpath(</text:span><text:span text:style-name="T9">"div[2]/button"</text:span><text:span text:style-name="T6">).click()</text:span></text:p>
      <text:p text:style-name="P2"><text:s text:c="4"/><text:span text:style-name="T5">self</text:span><text:span text:style-name="T6">.driver.find_element_by_css_selector(</text:span><text:span text:style-name="T9">"a[class*='btn-primary]"</text:span><text:span text:style-name="T6">).click()</text:span></text:p>
      <text:p text:style-name="P2"><text:s text:c="4"/><text:span text:style-name="T5">self</text:span><text:span text:style-name="T6">.driver.find_element_by_xpath(</text:span><text:span text:style-name="T9">"//button[@class='btn btn-success']"</text:span><text:span text:style-name="T6">).click()</text:span></text:p>
      <text:p text:style-name="P2"><text:s text:c="4"/><text:span text:style-name="T5">self</text:span><text:span text:style-name="T6">.driver.find_element_by_id(</text:span><text:span text:style-name="T9">"country"</text:span><text:span text:style-name="T6">).send_keys(</text:span><text:span text:style-name="T9">"ind"</text:span><text:span text:style-name="T6">)</text:span></text:p>
      <text:p text:style-name="P2"><text:s text:c="4"/><text:span text:style-name="T6">wait = WebDriverWait(</text:span><text:span text:style-name="T5">self</text:span><text:span text:style-name="T6">.driver</text:span><text:span text:style-name="T2">, </text:span><text:span text:style-name="T11">10</text:span><text:span text:style-name="T6">)</text:span></text:p>
      <text:p text:style-name="P2"><text:s text:c="4"/><text:span text:style-name="T6">wait.until(expected_conditions.presence_of_element_located((By.LINK_TEXT</text:span><text:span text:style-name="T2">, </text:span><text:span text:style-name="T9">"India"</text:span><text:span text:style-name="T6">)))</text:span></text:p>
      <text:p text:style-name="P2"><text:s text:c="4"/><text:span text:style-name="T5">self</text:span><text:span text:style-name="T6">.driver.find_element_by_link_text(</text:span><text:span text:style-name="T9">"India"</text:span><text:span text:style-name="T6">).click()</text:span></text:p>
      <text:p text:style-name="P2"><text:s text:c="4"/><text:span text:style-name="T5">self</text:span><text:span text:style-name="T6">.driver.find_element_by_xpath(</text:span><text:span text:style-name="T9">"//div[@class='checkbox checkbox-primary']"</text:span><text:span text:style-name="T6">).click()</text:span></text:p>
      <text:p text:style-name="P2"><text:s text:c="4"/><text:span text:style-name="T6">time.sleep(</text:span><text:span text:style-name="T11">1</text:span><text:span text:style-name="T6">)</text:span></text:p>
      <text:p text:style-name="P2"><text:s text:c="4"/><text:span text:style-name="T5">self</text:span><text:span text:style-name="T6">.driver.find_element_by_css_selector(</text:span><text:span text:style-name="T9">"[type='submit']"</text:span><text:span text:style-name="T6">).click()</text:span></text:p>
      <text:p text:style-name="P2"><text:s text:c="4"/><text:span text:style-name="T6">time.sleep(</text:span><text:span text:style-name="T11">1</text:span><text:span text:style-name="T6">)</text:span></text:p>
      <text:p text:style-name="P2"><text:s text:c="4"/><text:span text:style-name="T6">textMatch = </text:span><text:span text:style-name="T5">self</text:span><text:span text:style-name="T6">.driver.find_element_by_class_name(</text:span><text:span text:style-name="T9">"alert-success"</text:span><text:span text:style-name="T6">).text</text:span></text:p>
      <text:p text:style-name="P2"><text:s text:c="4"/><text:span text:style-name="T2">assert </text:span><text:span text:style-name="T9">"Success! Thank you!" </text:span><text:span text:style-name="T2">in </text:span><text:span text:style-name="T6">textMatch</text:span></text:p>
      <text:p text:style-name="P3"><text:s text:c="4"/><text:span text:style-name="T5">self</text:span><text:span text:style-name="T6">.driver.get_screenshot_as_file(</text:span><text:span text:style-name="T9">"screen.png"</text:span><text:span text:style-name="T6">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6T15:47:07.160349207</meta:creation-date>
    <dc:date>2021-07-06T15:47:39.542767649</dc:date>
    <meta:editing-duration>PT33S</meta:editing-duration>
    <meta:editing-cycles>1</meta:editing-cycles>
    <meta:document-statistic meta:table-count="0" meta:image-count="0" meta:object-count="0" meta:page-count="1" meta:paragraph-count="25" meta:word-count="76" meta:character-count="1276" meta:non-whitespace-character-count="1097"/>
    <meta:generator>LibreOffice/7.0.0.3$MacOSX_X86_64 LibreOffice_project/8061b3e9204bef6b321a21033174034a5e2ea88e</meta:generator>
  </office:meta>
</office:document-meta>
</file>